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Keyboard8" text:continue-numbering="true" text:continue-list="list_Keyboard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Keyboard9" text:continue-numbering="true" text:continue-list="list_Keyboard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Keyboard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11" text:continue-numbering="true" text:continue-list="list_Keyboard9"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Keyboard12" text:continue-numbering="true" text:continue-list="list_Keyboard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3" text:continue-numbering="true" text:continue-list="list_Keyboard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5" text:continue-numbering="true" text:continue-list="list_Key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6" text:continue-numbering="true" text:continue-list="list_Keyboard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8" text:continue-numbering="true" text:continue-list="list_Keyboard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19" text:continue-numbering="true" text:continue-list="list_Keyboard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21" text:continue-numbering="true" text:continue-list="list_Keyboard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2" text:continue-numbering="true" text:continue-list="list_Keyboard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Keyboard24" text:continue-numbering="true" text:continue-list="list_Keyboard2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Keyboard25" text:continue-numbering="true" text:continue-list="list_Keyboard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26" text:continue-numbering="true" text:continue-list="list_Keyboard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Keyboard27" text:continue-numbering="true" text:continue-list="list_Keyboard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8" text:continue-numbering="true" text:continue-list="list_Keyboard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9" text:continue-numbering="true" text:continue-list="list_Keyboard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30" text:continue-numbering="true" text:continue-list="list_Keyboard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31" text:continue-numbering="true" text:continue-list="list_Keyboard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32" text:continue-numbering="true" text:continue-list="list_Keyboard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33" text:continue-numbering="true" text:continue-list="list_Keyboard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34" text:continue-numbering="true" text:continue-list="list_Keyboard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35" text:continue-numbering="true" text:continue-list="list_Keyboard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6" text:continue-numbering="true" text:continue-list="list_Keyboard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7" text:continue-numbering="true" text:continue-list="list_Keyboard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8" text:continue-numbering="true" text:continue-list="list_Keyboard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9" text:continue-numbering="true" text:continue-list="list_Keyboard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40" text:continue-numbering="true" text:continue-list="list_Keyboard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41" text:continue-numbering="true" text:continue-list="list_Keyboard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42" text:continue-numbering="true" text:continue-list="list_Keyboard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43" text:continue-numbering="true" text:continue-list="list_Keyboard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44" text:continue-numbering="true" text:continue-list="list_Keyboard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5" text:continue-numbering="true" text:continue-list="list_Keyboard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6" text:continue-numbering="true" text:continue-list="list_Keyboard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7" text:continue-numbering="true" text:continue-list="list_Keyboard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8" text:continue-numbering="true" text:continue-list="list_Keyboard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9" text:continue-numbering="true" text:continue-list="list_Keyboard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50" text:continue-numbering="true" text:continue-list="list_Keyboard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Keyboard51" text:continue-numbering="true" text:continue-list="list_Keyboard5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Keyboard5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Keyboard53" text:continue-numbering="true" text:continue-list="list_Keyboard5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Keyboard5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Keyboard55" text:continue-numbering="true" text:continue-list="list_Keyboard5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Keyboard5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Keyboard57" text:continue-numbering="true" text:continue-list="list_Keyboard5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Keyboard5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59" text:continue-numbering="true" text:continue-list="list_Keyboard5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60" text:continue-numbering="true" text:continue-list="list_Keyboard5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61" text:continue-numbering="true" text:continue-list="list_Keyboard6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62" text:continue-numbering="true" text:continue-list="list_Keyboard6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63" text:continue-numbering="true" text:continue-list="list_Keyboard6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64" text:continue-numbering="true" text:continue-list="list_Keyboard6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Keyboard65" text:continue-numbering="true" text:continue-list="list_Keyboard6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Keyboard66" text:continue-numbering="true" text:continue-list="list_Keyboard65"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67" text:continue-numbering="true" text:continue-list="list_Keyboard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69" text:continue-numbering="true" text:continue-list="list_Keyboard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70" text:continue-numbering="true" text:continue-list="list_Keyboard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71" text:continue-numbering="true" text:continue-list="list_Keyboard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72"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